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dependency">
      <style:graphic-properties draw:stroke-linejoin="none"/>
    </style:style>
    <style:style style:name="gr2" style:family="graphic" style:parent-style-name="external_20_project">
      <style:graphic-properties draw:stroke="none" draw:fill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private_20_project" draw:id="id5" draw:layer="layout" svg:width="4.212cm" svg:height="0.655cm" svg:x="7.775cm" svg:y="6.757cm">
          <text:p text:style-name="P1">sources.aims.algo</text:p>
        </draw:rect>
        <draw:rect draw:style-name="public_20_project" draw:id="id4" draw:layer="layout" svg:width="4.212cm" svg:height="0.655cm" svg:x="16.244cm" svg:y="5.176cm">
          <text:p text:style-name="P1">sources.carto.data</text:p>
        </draw:rect>
        <draw:rect draw:style-name="public_20_project" draw:id="id1" draw:layer="layout" svg:width="4.212cm" svg:height="0.655cm" svg:x="17.452cm" svg:y="3.247cm">
          <text:p text:style-name="P1">sources.carto.base</text:p>
        </draw:rect>
        <draw:connector draw:style-name="dependency" draw:layer="layout" draw:line-skew="0.076cm" svg:x1="19.558cm" svg:y1="3.247cm" svg:x2="16.656cm" svg:y2="1.998cm" draw:start-shape="id1" draw:start-glue-point="0" draw:end-shape="id2" draw:end-glue-point="2">
          <text:p text:style-name="P1"/>
        </draw:connector>
        <draw:connector draw:style-name="dependency" draw:layer="layout" svg:x1="18.349cm" svg:y1="6.757cm" svg:x2="18.35cm" svg:y2="5.831cm" draw:start-shape="id3" draw:start-glue-point="0" draw:end-shape="id4" draw:end-glue-point="2">
          <text:p text:style-name="P1"/>
        </draw:connector>
        <draw:connector draw:style-name="dependency" draw:layer="layout" svg:x1="11.987cm" svg:y1="7.084cm" svg:x2="16.243cm" svg:y2="7.084cm" draw:start-shape="id5" draw:start-glue-point="1" draw:end-shape="id3" draw:end-glue-point="3">
          <text:p text:style-name="P1"/>
        </draw:connector>
        <draw:rect draw:style-name="external_20_project" draw:id="id2" draw:layer="layout" svg:width="4.212cm" svg:height="0.655cm" svg:x="14.55cm" svg:y="1.343cm">
          <text:p text:style-name="P1">devel.sigc++</text:p>
        </draw:rect>
        <draw:connector draw:style-name="dependency" draw:layer="layout" svg:x1="18.35cm" svg:y1="5.176cm" svg:x2="19.558cm" svg:y2="3.902cm" draw:start-shape="id4" draw:start-glue-point="0" draw:end-shape="id1" draw:end-glue-point="2">
          <text:p text:style-name="P1"/>
        </draw:connector>
        <draw:rect draw:style-name="external_20_project" draw:id="id6" draw:layer="layout" svg:width="4.212cm" svg:height="0.655cm" svg:x="20.417cm" svg:y="1.343cm">
          <text:p text:style-name="P1">devel.libxml2</text:p>
        </draw:rect>
        <draw:connector draw:style-name="dependency" draw:layer="layout" draw:line-skew="0.068cm" svg:x1="19.558cm" svg:y1="3.247cm" svg:x2="22.523cm" svg:y2="1.998cm" draw:start-shape="id1" draw:start-glue-point="0" draw:end-shape="id6" draw:end-glue-point="2">
          <text:p text:style-name="P1"/>
        </draw:connector>
        <draw:rect draw:style-name="public_20_project" draw:id="id7" draw:layer="layout" svg:width="4.212cm" svg:height="0.655cm" svg:x="12.359cm" svg:y="3.263cm">
          <text:p text:style-name="P1">sources.graph</text:p>
        </draw:rect>
        <draw:connector draw:style-name="gr1" draw:layer="layout" svg:x1="18.35cm" svg:y1="5.176cm" svg:x2="14.465cm" svg:y2="3.918cm" draw:start-shape="id4" draw:start-glue-point="0" draw:end-shape="id7" draw:end-glue-point="2">
          <text:p text:style-name="P1"/>
        </draw:connector>
        <draw:rect draw:style-name="private_20_project" draw:id="id9" draw:layer="layout" svg:width="4.007cm" svg:height="0.655cm" svg:x="1.312cm" svg:y="10.437cm">
          <text:p text:style-name="P1">sources.neuron</text:p>
        </draw:rect>
        <draw:rect draw:style-name="private_20_project" draw:id="id8" draw:layer="layout" svg:width="4.212cm" svg:height="0.655cm" svg:x="7.775cm" svg:y="10.434cm">
          <text:p text:style-name="P1">sources.sigraph</text:p>
        </draw:rect>
        <draw:connector draw:style-name="dependency" draw:layer="layout" svg:x1="7.775cm" svg:y1="10.761cm" svg:x2="5.319cm" svg:y2="10.764cm" draw:start-shape="id8" draw:start-glue-point="3" draw:end-shape="id9" draw:end-glue-point="1">
          <text:p text:style-name="P1"/>
        </draw:connector>
        <draw:rect draw:style-name="private_20_project" draw:id="id10" draw:layer="layout" svg:width="2.874cm" svg:height="0.655cm" svg:x="6.288cm" svg:y="8.95cm">
          <text:p text:style-name="P1">sources.vip</text:p>
        </draw:rect>
        <draw:connector draw:style-name="dependency" draw:layer="layout" svg:x1="7.725cm" svg:y1="8.95cm" svg:x2="9.881cm" svg:y2="7.412cm" draw:start-shape="id10" draw:start-glue-point="0" draw:end-shape="id5" draw:end-glue-point="2">
          <text:p text:style-name="P1"/>
        </draw:connector>
        <draw:connector draw:style-name="dependency" draw:layer="layout" draw:line-skew="-0.662cm" svg:x1="24.394cm" svg:y1="10.137cm" svg:x2="18.349cm" svg:y2="7.412cm" draw:start-shape="id11" draw:start-glue-point="0" draw:end-shape="id3" draw:end-glue-point="2">
          <text:p text:style-name="P1"/>
        </draw:connector>
        <draw:rect draw:style-name="external_20_project" draw:id="id15" draw:layer="layout" svg:width="3.054cm" svg:height="0.655cm" svg:x="13.476cm" svg:y="15.191cm">
          <text:p text:style-name="P1">devel.sip</text:p>
        </draw:rect>
        <draw:rect draw:style-name="private_20_project" draw:id="id12" draw:layer="layout" svg:width="4.212cm" svg:height="0.655cm" svg:x="7.775cm" svg:y="12.477cm">
          <text:p text:style-name="P1">sources.pysigraph</text:p>
        </draw:rect>
        <draw:connector draw:style-name="dependency" draw:layer="layout" svg:x1="9.881cm" svg:y1="12.477cm" svg:x2="9.881cm" svg:y2="11.089cm" draw:start-shape="id12" draw:start-glue-point="0" draw:end-shape="id8" draw:end-glue-point="2">
          <text:p text:style-name="P1"/>
        </draw:connector>
        <draw:connector draw:style-name="dependency" draw:layer="layout" svg:x1="7.775cm" svg:y1="12.804cm" svg:x2="6.482cm" svg:y2="12.804cm" draw:start-shape="id12" draw:start-glue-point="3" draw:end-shape="id13" draw:end-glue-point="1">
          <text:p text:style-name="P1"/>
        </draw:connector>
        <draw:rect draw:style-name="public_20_project" draw:id="id14" draw:layer="layout" svg:width="4.212cm" svg:height="0.655cm" svg:x="12.893cm" svg:y="12.426cm">
          <text:p text:style-name="P1">sources.pyaims</text:p>
        </draw:rect>
        <draw:connector draw:style-name="dependency" draw:layer="layout" draw:line-skew="-1.826cm" svg:x1="14.999cm" svg:y1="12.426cm" svg:x2="18.349cm" svg:y2="7.412cm" draw:start-shape="id14" draw:start-glue-point="0" draw:end-shape="id3" draw:end-glue-point="2">
          <text:p text:style-name="P1"/>
        </draw:connector>
        <draw:connector draw:style-name="dependency" draw:layer="layout" svg:x1="14.999cm" svg:y1="13.081cm" svg:x2="15.003cm" svg:y2="15.191cm" draw:start-shape="id14" draw:start-glue-point="2" draw:end-shape="id15" draw:end-glue-point="0">
          <text:p text:style-name="P1"/>
        </draw:connector>
        <draw:rect draw:style-name="external_20_project" draw:id="id16" draw:layer="layout" svg:width="3.054cm" svg:height="0.655cm" svg:x="13.476cm" svg:y="16.921cm">
          <text:p text:style-name="P1">Python</text:p>
        </draw:rect>
        <draw:connector draw:style-name="dependency" draw:layer="layout" svg:x1="15.003cm" svg:y1="15.846cm" svg:x2="15.003cm" svg:y2="16.921cm" draw:start-shape="id15" draw:start-glue-point="2" draw:end-shape="id16" draw:end-glue-point="0">
          <text:p text:style-name="P1"/>
        </draw:connector>
        <draw:rect draw:style-name="external_20_project" draw:id="id18" draw:layer="layout" svg:width="3.054cm" svg:height="0.655cm" svg:x="17.441cm" svg:y="15.193cm">
          <text:p text:style-name="P1">devel.PyQt</text:p>
        </draw:rect>
        <draw:connector draw:style-name="dependency" draw:layer="layout" svg:x1="21.916cm" svg:y1="15.532cm" svg:x2="20.495cm" svg:y2="15.52cm" draw:start-shape="id17" draw:start-glue-point="3" draw:end-shape="id18" draw:end-glue-point="1">
          <text:p text:style-name="P1"/>
        </draw:connector>
        <draw:rect draw:style-name="public_20_project" draw:id="id17" draw:layer="layout" svg:width="4.212cm" svg:height="0.655cm" svg:x="21.916cm" svg:y="15.205cm">
          <text:p text:style-name="P1">sources.brainvisa</text:p>
        </draw:rect>
        <draw:connector draw:style-name="dependency" draw:layer="layout" svg:x1="17.441cm" svg:y1="15.52cm" svg:x2="16.53cm" svg:y2="15.518cm" draw:start-shape="id18" draw:start-glue-point="3" draw:end-shape="id15" draw:end-glue-point="1">
          <text:p text:style-name="P1"/>
        </draw:connector>
        <draw:connector draw:style-name="dependency" draw:layer="layout" svg:x1="9.881cm" svg:y1="10.434cm" svg:x2="9.881cm" svg:y2="7.412cm" draw:start-shape="id8" draw:start-glue-point="0" draw:end-shape="id5" draw:end-glue-point="2">
          <text:p text:style-name="P1"/>
        </draw:connector>
        <draw:rect draw:style-name="public_20_compound_20_project" draw:id="id3" draw:layer="layout" svg:width="4.212cm" svg:height="0.655cm" svg:x="16.243cm" svg:y="6.757cm">
          <text:p text:style-name="P1">sources.aims.data</text:p>
        </draw:rect>
        <draw:rect draw:style-name="private_20_compound_20_project" draw:id="id13" draw:layer="layout" svg:width="4.212cm" svg:height="0.655cm" svg:x="2.27cm" svg:y="12.477cm">
          <text:p text:style-name="P1">sources.datamind</text:p>
        </draw:rect>
        <draw:rect draw:style-name="public_20_project" draw:id="id19" draw:layer="layout" svg:width="4.212cm" svg:height="0.655cm" svg:x="22.288cm" svg:y="12.43cm">
          <text:p text:style-name="P1">sources.pyanatomist</text:p>
        </draw:rect>
        <draw:connector draw:style-name="dependency" draw:layer="layout" svg:x1="22.288cm" svg:y1="12.757cm" svg:x2="18.968cm" svg:y2="15.193cm" draw:start-shape="id19" draw:start-glue-point="3" draw:end-shape="id18" draw:end-glue-point="0">
          <text:p text:style-name="P1"/>
        </draw:connector>
        <draw:connector draw:style-name="dependency" draw:layer="layout" svg:x1="24.394cm" svg:y1="12.43cm" svg:x2="24.394cm" svg:y2="10.792cm" draw:start-shape="id19" draw:start-glue-point="0" draw:end-shape="id11" draw:end-glue-point="2">
          <text:p text:style-name="P1"/>
        </draw:connector>
        <draw:rect draw:style-name="public_20_compound_20_project" draw:id="id11" draw:layer="layout" svg:width="4.212cm" svg:height="0.655cm" svg:x="22.288cm" svg:y="10.137cm">
          <text:p text:style-name="P1">sources.anatomist</text:p>
        </draw:rect>
        <draw:rect draw:style-name="external_20_project" draw:id="id20" draw:layer="layout" svg:width="3.701cm" svg:height="0.655cm" svg:x="17.118cm" svg:y="17.134cm">
          <text:p text:style-name="P1">devel.qt3</text:p>
        </draw:rect>
        <draw:connector draw:style-name="dependency" draw:layer="layout" svg:x1="18.968cm" svg:y1="15.848cm" svg:x2="18.968cm" svg:y2="17.134cm" draw:start-shape="id18" draw:start-glue-point="2" draw:end-shape="id20" draw:end-glue-point="0">
          <text:p text:style-name="P1"/>
        </draw:connector>
        <draw:connector draw:style-name="dependency" draw:layer="layout" svg:x1="20.819cm" svg:y1="17.461cm" svg:x2="26.5cm" svg:y2="10.464cm" draw:start-shape="id20" draw:start-glue-point="1" draw:end-shape="id11" draw:end-glue-point="1">
          <text:p text:style-name="P1"/>
        </draw:connector>
        <draw:rect draw:style-name="external_20_project" draw:id="id21" draw:layer="layout" svg:width="3.701cm" svg:height="0.655cm" svg:x="23.94cm" svg:y="18.308cm">
          <text:p text:style-name="P1">devel.OpenGL</text:p>
        </draw:rect>
        <draw:connector draw:style-name="dependency" draw:layer="layout" svg:x1="18.968cm" svg:y1="17.789cm" svg:x2="23.94cm" svg:y2="18.635cm" draw:start-shape="id20" draw:start-glue-point="2" draw:end-shape="id21" draw:end-glue-point="3">
          <text:p text:style-name="P1"/>
        </draw:connector>
        <draw:connector draw:style-name="dependency" draw:layer="layout" draw:line-skew="-1.484cm" svg:x1="24.394cm" svg:y1="10.137cm" svg:x2="27.641cm" svg:y2="18.635cm" draw:start-shape="id11" draw:start-glue-point="0" draw:end-shape="id21">
          <text:p text:style-name="P1"/>
        </draw:connector>
        <draw:rect draw:style-name="private_20_project" draw:id="id22" draw:layer="layout" svg:width="4.212cm" svg:height="0.655cm" svg:x="10.335cm" svg:y="13.977cm">
          <text:p text:style-name="P1">sources.pyaimsalgo</text:p>
        </draw:rect>
        <draw:connector draw:style-name="dependency" draw:layer="layout" draw:line-skew="-2.524cm" svg:x1="12.441cm" svg:y1="13.977cm" svg:x2="9.881cm" svg:y2="7.412cm" draw:start-shape="id22" draw:start-glue-point="0" draw:end-shape="id5" draw:end-glue-point="2">
          <text:p text:style-name="P1"/>
        </draw:connector>
        <draw:connector draw:style-name="dependency" draw:layer="layout" svg:x1="12.441cm" svg:y1="14.632cm" svg:x2="13.476cm" svg:y2="15.518cm" draw:start-shape="id22" draw:end-shape="id15" draw:end-glue-point="3">
          <text:p text:style-name="P1"/>
        </draw:connector>
        <draw:rect draw:style-name="public_20_project" draw:id="id23" draw:layer="layout" svg:width="4.212cm" svg:height="0.655cm" svg:x="22.397cm" svg:y="3.264cm">
          <text:p text:style-name="P1">sources.shared</text:p>
        </draw:rect>
        <draw:connector draw:style-name="dependency" draw:layer="layout" svg:x1="20.455cm" svg:y1="7.084cm" svg:x2="24.503cm" svg:y2="3.919cm" draw:start-shape="id3" draw:start-glue-point="1" draw:end-shape="id23" draw:end-glue-point="2">
          <text:p text:style-name="P1"/>
        </draw:connector>
        <draw:connector draw:style-name="dependency" draw:layer="layout" draw:line-skew="-0.792cm" svg:x1="22.288cm" svg:y1="12.757cm" svg:x2="17.105cm" svg:y2="12.753cm" draw:start-shape="id19" draw:start-glue-point="3" draw:end-shape="id14" draw:end-glue-point="1">
          <text:p text:style-name="P1"/>
        </draw:connector>
        <draw:rect draw:style-name="private_20_project" draw:id="id24" draw:layer="layout" svg:width="4.361cm" svg:height="0.655cm" svg:x="8.65cm" svg:y="19.136cm">
          <text:p text:style-name="P1">sources.connectomist</text:p>
        </draw:rect>
        <draw:connector draw:style-name="dependency" draw:layer="layout" draw:line-skew="-6.334cm" svg:x1="8.65cm" svg:y1="19.463cm" svg:x2="7.775cm" svg:y2="7.084cm" draw:start-shape="id24" draw:start-glue-point="3" draw:end-shape="id5" draw:end-glue-point="3">
          <text:p text:style-name="P1"/>
        </draw:connector>
        <draw:connector draw:style-name="dependency" draw:layer="layout" draw:line-skew="1.843cm" svg:x1="13.011cm" svg:y1="19.463cm" svg:x2="26.128cm" svg:y2="15.532cm" draw:start-shape="id24" draw:start-glue-point="1" draw:end-shape="id17" draw:end-glue-point="1">
          <text:p text:style-name="P1"/>
        </draw:connector>
        <draw:connector draw:style-name="dependency" draw:layer="layout" draw:line-skew="-0.603cm" svg:x1="7.775cm" svg:y1="10.761cm" svg:x2="6.07cm" svg:y2="12.425cm" draw:start-shape="id8" draw:start-glue-point="3">
          <text:p text:style-name="P1"/>
        </draw:connector>
        <draw:g>
          <draw:rect draw:style-name="external_20_project" draw:layer="layout" svg:width="0.6cm" svg:height="0.5cm" svg:x="2.997cm" svg:y="3.736cm">
            <text:p text:style-name="P1"/>
          </draw:rect>
          <draw:rect draw:style-name="public_20_project" draw:layer="layout" svg:width="0.6cm" svg:height="0.5cm" svg:x="2.997cm" svg:y="1.839cm">
            <text:p text:style-name="P1"/>
          </draw:rect>
          <draw:rect draw:style-name="private_20_project" draw:layer="layout" svg:width="0.595cm" svg:height="0.502cm" svg:x="2.997cm" svg:y="2.781cm">
            <text:p text:style-name="P1"/>
          </draw:rect>
          <draw:rect draw:style-name="gr2" draw:text-style-name="P2" draw:layer="layout" svg:width="4.212cm" svg:height="0.655cm" svg:x="3.661cm" svg:y="2.693cm">
            <text:p text:style-name="P2">Public component</text:p>
            <text:p text:style-name="P2"/>
            <text:p text:style-name="P2">Private component</text:p>
            <text:p text:style-name="P2"/>
            <text:p text:style-name="P2">External component</text:p>
          </draw:rect>
          <draw:rect draw:style-name="gr3" draw:text-style-name="P3" draw:layer="layout" svg:width="6.945cm" svg:height="3.435cm" svg:x="1.858cm" svg:y="1.323cm">
            <text:p text:style-name="P1"/>
          </draw:rect>
        </draw:g>
      </draw:page>
      <draw:page draw:name="page2" draw:style-name="dp1" draw:master-page-name="Standard">
        <draw:rect draw:style-name="public_20_project" draw:id="id26" draw:layer="layout" svg:width="4.212cm" svg:height="0.655cm" svg:x="3.285cm" svg:y="4.985cm">
          <text:p text:style-name="P1">sources.aims.data</text:p>
        </draw:rect>
        <draw:rect draw:style-name="gr4" draw:text-style-name="P3" draw:layer="layout" svg:width="13.011cm" svg:height="9.184cm" svg:x="2.798cm" svg:y="3.018cm">
          <text:p text:style-name="P1"/>
        </draw:rect>
        <draw:rect draw:style-name="public_20_project" draw:id="id25" draw:layer="layout" svg:width="5.305cm" svg:height="0.655cm" svg:x="10.152cm" svg:y="5.451cm">
          <text:p text:style-name="P1">sources.aims.reader.ecat</text:p>
        </draw:rect>
        <draw:connector draw:style-name="dependency" draw:layer="layout" svg:x1="10.152cm" svg:y1="5.778cm" svg:x2="7.497cm" svg:y2="5.312cm" draw:start-shape="id25" draw:start-glue-point="3" draw:end-shape="id26" draw:end-glue-point="1">
          <text:p text:style-name="P1"/>
        </draw:connector>
        <draw:rect draw:style-name="public_20_project" draw:id="id27" draw:layer="layout" svg:width="5.305cm" svg:height="0.655cm" svg:x="10.153cm" svg:y="6.442cm">
          <text:p text:style-name="P1">sources.aims.reader.minc</text:p>
        </draw:rect>
        <draw:connector draw:style-name="dependency" draw:layer="layout" svg:x1="10.153cm" svg:y1="6.769cm" svg:x2="7.497cm" svg:y2="5.312cm" draw:start-shape="id27" draw:start-glue-point="3" draw:end-shape="id26" draw:end-glue-point="1">
          <text:p text:style-name="P1"/>
        </draw:connector>
        <draw:rect draw:style-name="public_20_project" draw:id="id28" draw:layer="layout" svg:width="5.305cm" svg:height="0.655cm" svg:x="10.154cm" svg:y="4.572cm">
          <text:p text:style-name="P1">sources.aims.reader.dicom</text:p>
        </draw:rect>
        <draw:connector draw:style-name="dependency" draw:layer="layout" svg:x1="10.154cm" svg:y1="4.899cm" svg:x2="7.497cm" svg:y2="5.312cm" draw:start-shape="id28" draw:end-shape="id26" draw:end-glue-point="1">
          <text:p text:style-name="P1"/>
        </draw:connector>
        <draw:rect draw:style-name="external_20_project" draw:id="id29" draw:layer="layout" svg:width="3.622cm" svg:height="0.655cm" svg:x="16.459cm" svg:y="4.572cm">
          <text:p text:style-name="P1">devel.DCMTK</text:p>
        </draw:rect>
        <draw:rect draw:style-name="external_20_project" draw:id="id34" draw:layer="layout" svg:width="3.054cm" svg:height="0.655cm" svg:x="21.151cm" svg:y="6.442cm">
          <text:p text:style-name="P1">devel.netcdf</text:p>
        </draw:rect>
        <draw:rect draw:style-name="public_20_project" draw:id="id30" draw:layer="layout" svg:width="3.657cm" svg:height="0.655cm" svg:x="16.459cm" svg:y="5.451cm">
          <text:p text:style-name="P1">sources.ecat+</text:p>
        </draw:rect>
        <draw:rect draw:style-name="external_20_project" draw:id="id33" draw:layer="layout" svg:width="2.908cm" svg:height="0.655cm" svg:x="25.187cm" svg:y="5.451cm">
          <text:p text:style-name="P1">devel.ecat</text:p>
        </draw:rect>
        <draw:connector draw:style-name="dependency" draw:layer="layout" svg:x1="15.459cm" svg:y1="4.899cm" svg:x2="16.459cm" svg:y2="4.899cm" draw:start-shape="id28" draw:start-glue-point="1" draw:end-shape="id29" draw:end-glue-point="3">
          <text:p text:style-name="P1"/>
        </draw:connector>
        <draw:connector draw:style-name="dependency" draw:layer="layout" svg:x1="15.457cm" svg:y1="5.778cm" svg:x2="16.459cm" svg:y2="5.778cm" draw:start-shape="id25" draw:start-glue-point="1" draw:end-shape="id30" draw:end-glue-point="3">
          <text:p text:style-name="P1"/>
        </draw:connector>
        <draw:connector draw:style-name="dependency" draw:layer="layout" svg:x1="15.458cm" svg:y1="6.769cm" svg:x2="16.459cm" svg:y2="6.769cm" draw:start-shape="id27" draw:start-glue-point="1" draw:end-shape="id31" draw:end-glue-point="3">
          <text:p text:style-name="P1"/>
        </draw:connector>
        <draw:connector draw:style-name="dependency" draw:layer="layout" svg:x1="24.336cm" svg:y1="5.778cm" svg:x2="25.187cm" svg:y2="5.778cm" draw:start-shape="id32" draw:start-glue-point="1" draw:end-shape="id33" draw:end-glue-point="3">
          <text:p text:style-name="P1"/>
        </draw:connector>
        <draw:connector draw:style-name="dependency" draw:layer="layout" svg:x1="20.16cm" svg:y1="6.769cm" svg:x2="21.151cm" svg:y2="6.769cm" draw:start-shape="id31" draw:start-glue-point="1" draw:end-shape="id34" draw:end-glue-point="3">
          <text:p text:style-name="P1"/>
        </draw:connector>
        <draw:rect draw:style-name="public_20_project" draw:id="id35" draw:layer="layout" svg:width="5.305cm" svg:height="0.655cm" svg:x="10.155cm" svg:y="3.627cm">
          <text:p text:style-name="P1">sources.aims.reader.vida</text:p>
        </draw:rect>
        <draw:connector draw:style-name="dependency" draw:layer="layout" svg:x1="10.155cm" svg:y1="3.954cm" svg:x2="7.497cm" svg:y2="5.312cm" draw:start-shape="id35" draw:start-glue-point="3" draw:end-shape="id26" draw:end-glue-point="1">
          <text:p text:style-name="P1"/>
        </draw:connector>
        <draw:rect draw:style-name="external_20_project" draw:id="id31" draw:layer="layout" svg:width="3.701cm" svg:height="0.655cm" svg:x="16.459cm" svg:y="6.442cm">
          <text:p text:style-name="P1">devel.minc</text:p>
        </draw:rect>
        <draw:frame draw:style-name="gr5" draw:layer="layout" svg:width="5.654cm" svg:height="0.962cm" svg:x="12.071cm" svg:y="1.334cm">
          <draw:text-box>
            <text:p text:style-name="P1">sources.aims.data</text:p>
          </draw:text-box>
        </draw:frame>
        <draw:rect draw:style-name="public_20_project" draw:id="id36" draw:layer="layout" svg:width="3.657cm" svg:height="0.655cm" svg:x="16.459cm" svg:y="3.627cm">
          <text:p text:style-name="P1">sources.vidaIO</text:p>
        </draw:rect>
        <draw:connector draw:style-name="dependency" draw:layer="layout" svg:x1="15.46cm" svg:y1="3.954cm" svg:x2="16.459cm" svg:y2="3.954cm" draw:start-shape="id35" draw:start-glue-point="1" draw:end-shape="id36" draw:end-glue-point="3">
          <text:p text:style-name="P1"/>
        </draw:connector>
        <draw:rect draw:style-name="public_20_project" draw:id="id32" draw:layer="layout" svg:width="3.16cm" svg:height="0.655cm" svg:x="21.176cm" svg:y="5.451cm">
          <text:p text:style-name="P1">sources.ecat</text:p>
        </draw:rect>
        <draw:connector draw:style-name="dependency" draw:layer="layout" svg:x1="20.116cm" svg:y1="5.778cm" svg:x2="21.176cm" svg:y2="5.778cm" draw:start-shape="id30" draw:start-glue-point="1" draw:end-shape="id32" draw:end-glue-point="3">
          <text:p text:style-name="P1"/>
        </draw:connector>
        <draw:rect draw:style-name="public_20_project" draw:id="id37" draw:layer="layout" svg:width="3.928cm" svg:height="0.655cm" svg:x="10.173cm" svg:y="11.089cm">
          <text:p text:style-name="P1">sources.aims.gui</text:p>
        </draw:rect>
        <draw:rect draw:style-name="external_20_project" draw:id="id38" draw:layer="layout" svg:width="3.701cm" svg:height="0.655cm" svg:x="16.459cm" svg:y="11.089cm">
          <text:p text:style-name="P1">devel.qt3</text:p>
        </draw:rect>
        <draw:connector draw:style-name="dependency" draw:layer="layout" svg:x1="14.101cm" svg:y1="11.416cm" svg:x2="16.459cm" svg:y2="11.416cm" draw:start-shape="id37" draw:start-glue-point="1" draw:end-shape="id38" draw:end-glue-point="3">
          <text:p text:style-name="P1"/>
        </draw:connector>
        <draw:rect draw:style-name="public_20_project" draw:id="id39" draw:layer="layout" svg:width="5.305cm" svg:height="0.655cm" svg:x="10.154cm" svg:y="7.471cm">
          <text:p text:style-name="P1">sources.aims.reader.jpeg</text:p>
        </draw:rect>
        <draw:connector draw:style-name="dependency" draw:layer="layout" svg:x1="10.154cm" svg:y1="7.798cm" svg:x2="7.497cm" svg:y2="5.312cm" draw:start-shape="id39" draw:start-glue-point="3" draw:end-shape="id26" draw:end-glue-point="1">
          <text:p text:style-name="P1"/>
        </draw:connector>
        <draw:rect draw:style-name="public_20_project" draw:id="id42" draw:layer="layout" svg:width="5.305cm" svg:height="0.655cm" svg:x="10.155cm" svg:y="8.445cm">
          <text:p text:style-name="P1">sources.aims.reader.tiff</text:p>
        </draw:rect>
        <draw:rect draw:style-name="public_20_project" draw:id="id40" draw:layer="layout" svg:width="5.305cm" svg:height="0.655cm" svg:x="10.156cm" svg:y="9.44cm">
          <text:p text:style-name="P1">sources.aims.reader.nifti</text:p>
        </draw:rect>
        <draw:rect draw:style-name="external_20_project" draw:id="id41" draw:layer="layout" svg:width="3.701cm" svg:height="0.655cm" svg:x="16.459cm" svg:y="9.44cm">
          <text:p text:style-name="P1">devel.libz</text:p>
        </draw:rect>
        <draw:rect draw:style-name="external_20_project" draw:id="id43" draw:layer="layout" svg:width="3.701cm" svg:height="0.655cm" svg:x="16.459cm" svg:y="8.445cm">
          <text:p text:style-name="P1">devel.libtiff</text:p>
        </draw:rect>
        <draw:rect draw:style-name="external_20_project" draw:id="id44" draw:layer="layout" svg:width="3.701cm" svg:height="0.655cm" svg:x="16.459cm" svg:y="7.471cm">
          <text:p text:style-name="P1">devel.libjpeg</text:p>
        </draw:rect>
        <draw:connector draw:style-name="dependency" draw:layer="layout" svg:x1="15.461cm" svg:y1="9.767cm" svg:x2="16.459cm" svg:y2="9.767cm" draw:start-shape="id40" draw:start-glue-point="1" draw:end-shape="id41" draw:end-glue-point="3">
          <text:p text:style-name="P1"/>
        </draw:connector>
        <draw:connector draw:style-name="dependency" draw:layer="layout" svg:x1="15.46cm" svg:y1="8.772cm" svg:x2="16.459cm" svg:y2="8.772cm" draw:start-shape="id42" draw:start-glue-point="1" draw:end-shape="id43" draw:end-glue-point="3">
          <text:p text:style-name="P1"/>
        </draw:connector>
        <draw:connector draw:style-name="dependency" draw:layer="layout" svg:x1="15.459cm" svg:y1="7.798cm" svg:x2="16.459cm" svg:y2="7.798cm" draw:start-shape="id39" draw:start-glue-point="1" draw:end-shape="id44" draw:end-glue-point="3">
          <text:p text:style-name="P1"/>
        </draw:connector>
        <draw:connector draw:style-name="dependency" draw:layer="layout" svg:x1="10.155cm" svg:y1="8.772cm" svg:x2="7.497cm" svg:y2="5.312cm" draw:start-shape="id42" draw:start-glue-point="3" draw:end-shape="id26" draw:end-glue-point="1">
          <text:p text:style-name="P1"/>
        </draw:connector>
        <draw:connector draw:style-name="dependency" draw:layer="layout" svg:x1="10.156cm" svg:y1="9.767cm" svg:x2="7.497cm" svg:y2="5.312cm" draw:start-shape="id40" draw:start-glue-point="3" draw:end-shape="id26" draw:end-glue-point="1">
          <text:p text:style-name="P1"/>
        </draw:connector>
        <draw:connector draw:style-name="dependency" draw:layer="layout" svg:x1="10.173cm" svg:y1="11.416cm" svg:x2="7.497cm" svg:y2="5.312cm" draw:start-shape="id37" draw:start-glue-point="3" draw:end-shape="id26" draw:end-glue-point="1">
          <text:p text:style-name="P1"/>
        </draw:connector>
        <draw:rect draw:style-name="public_20_project" draw:id="id47" draw:layer="layout" svg:width="4.212cm" svg:height="0.655cm" svg:x="14.485cm" svg:y="16.428cm">
          <text:p text:style-name="P1">sources.anatomist</text:p>
        </draw:rect>
        <draw:rect draw:style-name="public_20_project" draw:id="id45" draw:layer="layout" svg:width="5.262cm" svg:height="0.655cm" svg:x="13.981cm" svg:y="17.586cm">
          <text:p text:style-name="P1">sources.anatomist.profile</text:p>
        </draw:rect>
        <draw:rect draw:style-name="gr4" draw:text-style-name="P3" draw:layer="layout" svg:width="5.729cm" svg:height="2.384cm" svg:x="13.798cm" svg:y="16.181cm">
          <text:p text:style-name="P1"/>
        </draw:rect>
        <draw:rect draw:style-name="external_20_project" draw:id="id46" draw:layer="layout" svg:width="3.054cm" svg:height="0.655cm" svg:x="10.11cm" svg:y="17.573cm">
          <text:p text:style-name="P1">devel.Qwt</text:p>
        </draw:rect>
        <draw:connector draw:style-name="dependency" draw:layer="layout" svg:x1="13.981cm" svg:y1="17.913cm" svg:x2="13.164cm" svg:y2="17.9cm" draw:start-shape="id45" draw:start-glue-point="3" draw:end-shape="id46" draw:end-glue-point="1">
          <text:p text:style-name="P1"/>
        </draw:connector>
        <draw:connector draw:style-name="dependency" draw:layer="layout" svg:x1="16.612cm" svg:y1="17.586cm" svg:x2="16.591cm" svg:y2="17.083cm" draw:start-shape="id45" draw:start-glue-point="0" draw:end-shape="id47" draw:end-glue-point="2">
          <text:p text:style-name="P1"/>
        </draw:connector>
        <draw:frame draw:style-name="gr5" draw:layer="layout" svg:width="5.662cm" svg:height="0.962cm" svg:x="12.246cm" svg:y="14.344cm">
          <draw:text-box>
            <text:p text:style-name="P1">sources.anatomist</text:p>
          </draw:text-box>
        </draw:frame>
        <draw:g>
          <draw:rect draw:style-name="external_20_project" draw:layer="layout" svg:width="0.6cm" svg:height="0.5cm" svg:x="1.955cm" svg:y="18.9cm">
            <text:p text:style-name="P1"/>
          </draw:rect>
          <draw:rect draw:style-name="public_20_project" draw:layer="layout" svg:width="0.6cm" svg:height="0.5cm" svg:x="1.955cm" svg:y="17.003cm">
            <text:p text:style-name="P1"/>
          </draw:rect>
          <draw:rect draw:style-name="private_20_project" draw:layer="layout" svg:width="0.595cm" svg:height="0.502cm" svg:x="1.955cm" svg:y="17.945cm">
            <text:p text:style-name="P1"/>
          </draw:rect>
          <draw:rect draw:style-name="gr2" draw:text-style-name="P2" draw:layer="layout" svg:width="4.212cm" svg:height="0.655cm" svg:x="2.619cm" svg:y="17.857cm">
            <text:p text:style-name="P2">Public component</text:p>
            <text:p text:style-name="P2"/>
            <text:p text:style-name="P2">Private component</text:p>
            <text:p text:style-name="P2"/>
            <text:p text:style-name="P2">External component</text:p>
          </draw:rect>
          <draw:rect draw:style-name="gr3" draw:text-style-name="P3" draw:layer="layout" svg:width="6.945cm" svg:height="3.435cm" svg:x="0.816cm" svg:y="16.487cm">
            <text:p text:style-name="P1"/>
          </draw:rect>
        </draw:g>
      </draw:page>
      <draw:page draw:name="page3" draw:style-name="dp1" draw:master-page-name="Standard">
        <draw:rect draw:style-name="public_20_project" draw:id="id49" draw:layer="layout" svg:width="5.311cm" svg:height="0.655cm" svg:x="3.04cm" svg:y="7.72cm">
          <text:p text:style-name="P1">sources.datamind.python</text:p>
        </draw:rect>
        <draw:rect draw:style-name="gr4" draw:text-style-name="P3" draw:layer="layout" svg:width="13.82cm" svg:height="9.307cm" svg:x="2.624cm" svg:y="4.228cm">
          <text:p text:style-name="P1"/>
        </draw:rect>
        <draw:rect draw:style-name="public_20_project" draw:id="id48" draw:layer="layout" svg:width="5.785cm" svg:height="0.655cm" svg:x="10.442cm" svg:y="9.15cm">
          <text:p text:style-name="P1">sources.datamind.python.fff</text:p>
        </draw:rect>
        <draw:connector draw:style-name="dependency" draw:layer="layout" svg:x1="10.442cm" svg:y1="9.477cm" svg:x2="8.351cm" svg:y2="8.047cm" draw:start-shape="id48" draw:start-glue-point="3" draw:end-shape="id49" draw:end-glue-point="1">
          <text:p text:style-name="P1"/>
        </draw:connector>
        <draw:rect draw:style-name="public_20_project" draw:id="id50" draw:layer="layout" svg:width="5.785cm" svg:height="0.655cm" svg:x="10.416cm" svg:y="7.033cm">
          <text:p text:style-name="P1">sources.datamind.python.svm</text:p>
        </draw:rect>
        <draw:connector draw:style-name="dependency" draw:layer="layout" svg:x1="10.416cm" svg:y1="7.36cm" svg:x2="8.351cm" svg:y2="8.047cm" draw:start-shape="id50" draw:start-glue-point="3" draw:end-shape="id49" draw:end-glue-point="1">
          <text:p text:style-name="P1"/>
        </draw:connector>
        <draw:rect draw:style-name="public_20_project" draw:id="id51" draw:layer="layout" svg:width="5.785cm" svg:height="0.655cm" svg:x="10.425cm" svg:y="8.042cm">
          <text:p text:style-name="P1">sources.datamind.python.mdp</text:p>
        </draw:rect>
        <draw:connector draw:style-name="dependency" draw:layer="layout" svg:x1="10.425cm" svg:y1="8.369cm" svg:x2="8.351cm" svg:y2="8.047cm" draw:start-shape="id51" draw:end-shape="id49" draw:end-glue-point="1">
          <text:p text:style-name="P1"/>
        </draw:connector>
        <draw:rect draw:style-name="external_20_project" draw:id="id52" draw:layer="layout" svg:width="3.622cm" svg:height="0.655cm" svg:x="17.219cm" svg:y="8.064cm">
          <text:p text:style-name="P1">devel.mdp</text:p>
        </draw:rect>
        <draw:connector draw:style-name="dependency" draw:layer="layout" svg:x1="16.21cm" svg:y1="8.369cm" svg:x2="17.219cm" svg:y2="8.391cm" draw:start-shape="id51" draw:start-glue-point="1" draw:end-shape="id52" draw:end-glue-point="3">
          <text:p text:style-name="P1"/>
        </draw:connector>
        <draw:rect draw:style-name="public_20_project" draw:id="id53" draw:layer="layout" svg:width="5.785cm" svg:height="0.655cm" svg:x="10.396cm" svg:y="10.175cm">
          <text:p text:style-name="P1">sources.datamind.python.R</text:p>
        </draw:rect>
        <draw:connector draw:style-name="dependency" draw:layer="layout" svg:x1="10.396cm" svg:y1="10.502cm" svg:x2="8.351cm" svg:y2="8.047cm" draw:start-shape="id53" draw:start-glue-point="3" draw:end-shape="id49" draw:end-glue-point="1">
          <text:p text:style-name="P1"/>
        </draw:connector>
        <draw:rect draw:style-name="external_20_project" draw:id="id58" draw:layer="layout" svg:width="3.044cm" svg:height="0.655cm" svg:x="17.247cm" svg:y="7.044cm">
          <text:p text:style-name="P1">devel.libsvm</text:p>
        </draw:rect>
        <draw:frame draw:style-name="gr5" draw:layer="layout" svg:width="5.514cm" svg:height="0.962cm" svg:x="12.531cm" svg:y="1.598cm">
          <draw:text-box>
            <text:p text:style-name="P1">sources.datamind</text:p>
          </draw:text-box>
        </draw:frame>
        <draw:rect draw:style-name="public_20_project" draw:id="id56" draw:layer="layout" svg:width="4.635cm" svg:height="0.655cm" svg:x="3.893cm" svg:y="10.234cm">
          <text:p text:style-name="P1">sources.datamind.R</text:p>
        </draw:rect>
        <draw:rect draw:style-name="external_20_project" draw:id="id54" draw:layer="layout" svg:width="3.044cm" svg:height="0.655cm" svg:x="16.963cm" svg:y="11.054cm">
          <text:p text:style-name="P1">rpy</text:p>
        </draw:rect>
        <draw:rect draw:style-name="external_20_project" draw:id="id55" draw:layer="layout" svg:width="3.044cm" svg:height="0.655cm" svg:x="16.959cm" svg:y="12.433cm">
          <text:p text:style-name="P1">R</text:p>
        </draw:rect>
        <draw:connector draw:style-name="dependency" draw:layer="layout" svg:x1="18.485cm" svg:y1="11.709cm" svg:x2="18.481cm" svg:y2="12.433cm" draw:start-shape="id54" draw:start-glue-point="2" draw:end-shape="id55" draw:end-glue-point="0">
          <text:p text:style-name="P1"/>
        </draw:connector>
        <draw:connector draw:style-name="dependency" draw:layer="layout" svg:x1="6.21cm" svg:y1="10.889cm" svg:x2="16.959cm" svg:y2="12.76cm" draw:start-shape="id56" draw:start-glue-point="2" draw:end-shape="id55" draw:end-glue-point="3">
          <text:p text:style-name="P1"/>
        </draw:connector>
        <draw:connector draw:style-name="dependency" draw:layer="layout" svg:x1="16.181cm" svg:y1="10.502cm" svg:x2="18.485cm" svg:y2="11.054cm" draw:start-shape="id53" draw:start-glue-point="1" draw:end-shape="id54" draw:end-glue-point="0">
          <text:p text:style-name="P1"/>
        </draw:connector>
        <draw:rect draw:style-name="public_20_project" draw:id="id57" draw:layer="layout" svg:width="3.971cm" svg:height="0.655cm" svg:x="17.052cm" svg:y="9.152cm">
          <text:p text:style-name="P1">sources..fff</text:p>
        </draw:rect>
        <draw:connector draw:style-name="dependency" draw:layer="layout" svg:x1="16.227cm" svg:y1="9.477cm" svg:x2="17.052cm" svg:y2="9.479cm" draw:start-shape="id48" draw:start-glue-point="1" draw:end-shape="id57" draw:end-glue-point="3">
          <text:p text:style-name="P1"/>
        </draw:connector>
        <draw:connector draw:style-name="dependency" draw:layer="layout" svg:x1="16.201cm" svg:y1="7.36cm" svg:x2="17.247cm" svg:y2="7.371cm" draw:start-shape="id50" draw:start-glue-point="1" draw:end-shape="id58" draw:end-glue-point="3">
          <text:p text:style-name="P1"/>
        </draw:connector>
        <draw:rect draw:style-name="public_20_project" draw:id="id60" draw:layer="layout" svg:width="5.311cm" svg:height="0.655cm" svg:x="3.161cm" svg:y="5.161cm">
          <text:p text:style-name="P1">sources.datamind.C.core</text:p>
        </draw:rect>
        <draw:rect draw:style-name="public_20_project" draw:id="id61" draw:layer="layout" svg:width="5.311cm" svg:height="0.655cm" svg:x="10.658cm" svg:y="5.603cm">
          <text:p text:style-name="P1">sources.datamind.C.libsvm</text:p>
        </draw:rect>
        <draw:rect draw:style-name="public_20_project" draw:id="id59" draw:layer="layout" svg:width="5.311cm" svg:height="0.655cm" svg:x="10.686cm" svg:y="4.566cm">
          <text:p text:style-name="P1">sources.datamind.C.tools</text:p>
        </draw:rect>
        <draw:connector draw:style-name="dependency" draw:layer="layout" svg:x1="10.686cm" svg:y1="4.893cm" svg:x2="8.472cm" svg:y2="5.488cm" draw:start-shape="id59" draw:start-glue-point="3" draw:end-shape="id60" draw:end-glue-point="1">
          <text:p text:style-name="P1"/>
        </draw:connector>
        <draw:connector draw:style-name="dependency" draw:layer="layout" svg:x1="10.658cm" svg:y1="5.93cm" svg:x2="8.472cm" svg:y2="5.488cm" draw:start-shape="id61" draw:start-glue-point="3" draw:end-shape="id60" draw:end-glue-point="1">
          <text:p text:style-name="P1"/>
        </draw:connector>
        <draw:connector draw:style-name="dependency" draw:layer="layout" svg:x1="15.969cm" svg:y1="5.93cm" svg:x2="18.769cm" svg:y2="7.044cm" draw:start-shape="id61" draw:start-glue-point="1" draw:end-shape="id58" draw:end-glue-point="0">
          <text:p text:style-name="P1"/>
        </draw:connector>
        <draw:connector draw:style-name="dependency" draw:layer="layout" svg:x1="13.308cm" svg:y1="7.033cm" svg:x2="13.313cm" svg:y2="6.258cm" draw:start-shape="id50" draw:start-glue-point="0" draw:end-shape="id61" draw:end-glue-point="2">
          <text:p text:style-name="P1"/>
        </draw:connector>
        <draw:g>
          <draw:rect draw:style-name="external_20_project" draw:layer="layout" svg:width="0.6cm" svg:height="0.5cm" svg:x="22.918cm" svg:y="19.052cm">
            <text:p text:style-name="P1"/>
          </draw:rect>
          <draw:rect draw:style-name="public_20_project" draw:layer="layout" svg:width="0.6cm" svg:height="0.5cm" svg:x="22.918cm" svg:y="17.155cm">
            <text:p text:style-name="P1"/>
          </draw:rect>
          <draw:rect draw:style-name="private_20_project" draw:layer="layout" svg:width="0.595cm" svg:height="0.502cm" svg:x="22.918cm" svg:y="18.097cm">
            <text:p text:style-name="P1"/>
          </draw:rect>
          <draw:rect draw:style-name="gr2" draw:text-style-name="P2" draw:layer="layout" svg:width="4.212cm" svg:height="0.655cm" svg:x="23.582cm" svg:y="18.009cm">
            <text:p text:style-name="P2">Public component</text:p>
            <text:p text:style-name="P2"/>
            <text:p text:style-name="P2">Private component</text:p>
            <text:p text:style-name="P2"/>
            <text:p text:style-name="P2">External component</text:p>
          </draw:rect>
          <draw:rect draw:style-name="gr3" draw:text-style-name="P3" draw:layer="layout" svg:width="6.945cm" svg:height="3.435cm" svg:x="21.779cm" svg:y="16.639cm">
            <text:p text:style-name="P1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xternal_20_project" style:display-name="external project" style:family="graphic" style:parent-style-name="standard">
      <style:graphic-properties draw:fill-color="#ffffcc" draw:textarea-horizontal-align="center" draw:textarea-vertical-align="middle"/>
      <style:paragraph-properties fo:margin-left="0cm" fo:margin-right="0cm" fo:text-align="center" fo:text-indent="0cm"/>
      <style:text-properties fo:font-size="12pt"/>
    </style:style>
    <style:style style:name="dependency" style:family="graphic" style:parent-style-name="standard">
      <style:graphic-properties draw:stroke="solid" svg:stroke-width="0cm" svg:stroke-color="#ff0000" draw:marker-start-width="0.3cm" draw:marker-start-center="false" draw:marker-end="Arrow" draw:marker-end-width="0.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ublic_20_project" style:display-name="public project" style:family="graphic" style:parent-style-name="standard">
      <style:graphic-properties draw:fill-color="#ccffff" draw:textarea-horizontal-align="center" draw:textarea-vertical-align="middle"/>
      <style:paragraph-properties fo:margin-left="0cm" fo:margin-right="0cm" fo:text-align="center" fo:text-indent="0cm"/>
      <style:text-properties fo:font-size="12pt"/>
    </style:style>
    <style:style style:name="private_20_project" style:display-name="private project" style:family="graphic" style:parent-style-name="public_20_project">
      <style:graphic-properties draw:fill="solid" draw:fill-color="#ffaad0"/>
      <style:paragraph-properties fo:margin-left="0cm" fo:margin-right="0cm" fo:text-indent="0cm"/>
    </style:style>
    <style:style style:name="public_20_compound_20_project" style:display-name="public compound project" style:family="graphic" style:parent-style-name="public_20_project">
      <style:graphic-properties draw:stroke="solid" draw:stroke-dash="Dash_20_1" svg:stroke-width="0.08cm" svg:stroke-color="#000000" draw:marker-start-width="0.42cm" draw:marker-start-center="false" draw:marker-end-width="0.42cm" draw:marker-end-center="false" svg:stroke-opacity="100%" draw:stroke-linejoin="round" draw:fill="solid" draw:fill-color="#cc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rivate_20_compound_20_project" style:display-name="private compound project" style:family="graphic" style:parent-style-name="private_20_project">
      <style:graphic-properties draw:stroke="solid" draw:stroke-dash="Dash_20_1" svg:stroke-width="0.08cm" svg:stroke-color="#000000" draw:marker-start-width="0.42cm" draw:marker-start-center="false" draw:marker-end-width="0.42cm" draw:marker-end-center="false" svg:stroke-opacity="100%" draw:stroke-linejoin="round" draw:fill="solid" draw:fill-color="#ffaad0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3-30T09:34:44</meta:creation-date>
    <dc:date>2007-08-07T09:21:24</dc:date>
    <dc:language>fr-FR</dc:language>
    <meta:editing-cycles>46</meta:editing-cycles>
    <meta:editing-duration>PT9H38M3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